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5" draw:layer="layout" svg:width="0.657cm" svg:height="4cm" svg:x="1.401cm" svg:y="5.5cm">
          <text:p text:style-name="P1"><text:span text:style-name="T1">EA</text:span></text:p>
        </draw:rect>
        <draw:rect draw:style-name="gr1" draw:text-style-name="P1" draw:id="id3" draw:layer="layout" svg:width="2cm" svg:height="2cm" svg:x="4.5cm" svg:y="3.5cm">
          <text:p text:style-name="P1">SDT</text:p>
        </draw:rect>
        <draw:line draw:style-name="gr2" draw:text-style-name="P1" draw:layer="layout" svg:x1="2cm" svg:y1="4.5cm" svg:x2="4.5cm" svg:y2="4.5cm">
          <text:p/>
        </draw:line>
        <draw:custom-shape draw:style-name="gr3" draw:text-style-name="P2" draw:id="id2" draw:layer="layout" svg:width="7.5cm" svg:height="1cm" svg:x="4.5cm" svg:y="1.5cm">
          <text:p text:style-name="P1"><text:span text:style-name="T1">Exception: general-protection</text:span></text:p>
          <draw:enhanced-geometry svg:viewBox="0 0 21600 21600" draw:path-stretchpoint-x="10800" draw:path-stretchpoint-y="10800" draw:text-areas="?f3 ?f4 ?f5 ?f6" draw:type="round-rectangle" draw:modifiers="10465.5344655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378cm" svg:height="0.64cm" svg:x="2.022cm" svg:y="3.86cm">
          <draw:text-box>
            <text:p><text:span text:style-name="T2">[15:2]</text:span></text:p>
          </draw:text-box>
        </draw:frame>
        <draw:rect draw:style-name="gr1" draw:text-style-name="P2" draw:id="id1" draw:layer="layout" svg:width="0.657cm" svg:height="1.9cm" svg:x="1.402cm" svg:y="3.5cm">
          <text:p text:style-name="P1"><text:span text:style-name="T1">SS</text:span></text:p>
        </draw:rect>
        <draw:line draw:style-name="gr2" draw:text-style-name="P1" draw:layer="layout" svg:x1="2cm" svg:y1="6.5cm" svg:x2="4.5cm" svg:y2="5cm">
          <text:p/>
        </draw:line>
        <draw:connector draw:style-name="gr2" draw:text-style-name="P1" draw:layer="layout" svg:x1="1.73cm" svg:y1="3.5cm" svg:x2="4.5cm" svg:y2="2cm" draw:start-shape="id1" draw:start-glue-point="0" draw:end-shape="id2" draw:end-glue-point="3" svg:d="m1730 3500v-1500h2770">
          <text:p/>
        </draw:connector>
        <draw:line draw:style-name="gr2" draw:text-style-name="P1" draw:layer="layout" svg:x1="5cm" svg:y1="3.5cm" svg:x2="5cm" svg:y2="2.5cm">
          <text:p/>
        </draw:line>
        <draw:line draw:style-name="gr2" draw:text-style-name="P1" draw:layer="layout" svg:x1="6cm" svg:y1="3.5cm" svg:x2="6cm" svg:y2="2.5cm">
          <text:p/>
        </draw:line>
        <draw:rect draw:style-name="gr1" draw:text-style-name="P2" draw:id="id6" draw:layer="layout" svg:width="0.657cm" svg:height="4cm" svg:x="8.943cm" svg:y="4.5cm">
          <text:p text:style-name="P1"><text:span text:style-name="T1">LA</text:span></text:p>
        </draw:rect>
        <draw:custom-shape draw:style-name="gr3" draw:text-style-name="P1" draw:id="id4" draw:layer="layout" svg:width="0.483cm" svg:height="0.5cm" svg:x="7.517cm" svg:y="6.249cm">
          <text:p text:style-name="P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5cm" svg:y1="4.5cm" svg:x2="7.758cm" svg:y2="6.249cm" draw:start-shape="id3" draw:start-glue-point="1" draw:end-shape="id4" draw:end-glue-point="4" svg:d="m6500 4500h1258v1749">
          <text:p/>
        </draw:connector>
        <draw:connector draw:style-name="gr2" draw:text-style-name="P1" draw:layer="layout" svg:x1="2.058cm" svg:y1="7.5cm" svg:x2="7.758cm" svg:y2="6.749cm" draw:start-shape="id5" draw:end-shape="id4" draw:end-glue-point="8" svg:d="m2058 7500h5700v-751">
          <text:p/>
        </draw:connector>
        <draw:connector draw:style-name="gr2" draw:text-style-name="P1" draw:layer="layout" svg:x1="8cm" svg:y1="6.498cm" svg:x2="8.943cm" svg:y2="6.5cm" draw:start-shape="id4" draw:start-glue-point="10" draw:end-shape="id6" draw:end-glue-point="3" svg:d="m8000 6498h471v2h472">
          <text:p/>
        </draw:connector>
        <draw:custom-shape draw:style-name="gr3" draw:text-style-name="P2" draw:layer="layout" svg:width="7.9cm" svg:height="1cm" svg:x="8.1cm" svg:y="2.8cm">
          <text:p text:style-name="P1"><text:span text:style-name="T1">Exception: segment-not-present</text:span></text:p>
          <draw:enhanced-geometry svg:viewBox="0 0 21600 21600" draw:path-stretchpoint-x="10800" draw:path-stretchpoint-y="10800" draw:text-areas="?f3 ?f4 ?f5 ?f6" draw:type="round-rectangle" draw:modifiers="10465.5344655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0.657cm" svg:height="4cm" svg:x="18.443cm" svg:y="4.5cm">
          <text:p text:style-name="P1"><text:span text:style-name="T1">PA</text:span></text:p>
        </draw:rect>
        <draw:rect draw:style-name="gr1" draw:text-style-name="P1" draw:layer="layout" svg:width="3.5cm" svg:height="1cm" svg:x="12.1cm" svg:y="4.9cm">
          <text:p text:style-name="P1">TLB</text:p>
        </draw:rect>
        <draw:rect draw:style-name="gr1" draw:text-style-name="P1" draw:layer="layout" svg:width="3.5cm" svg:height="2.6cm" svg:x="12.1cm" svg:y="6.9cm">
          <text:p text:style-name="P1">PageTable</text:p>
        </draw:rect>
        <draw:line draw:style-name="gr2" draw:text-style-name="P1" draw:layer="layout" svg:x1="9.6cm" svg:y1="5.2cm" svg:x2="12.1cm" svg:y2="5.2cm">
          <text:p/>
        </draw:line>
        <draw:rect draw:style-name="gr1" draw:text-style-name="P5" draw:layer="layout" svg:width="1cm" svg:height="0.664cm" svg:x="10cm" svg:y="5.7cm">
          <text:p text:style-name="P5"><text:span text:style-name="T3">CR0</text:span></text:p>
        </draw:rect>
        <draw:rect draw:style-name="gr1" draw:text-style-name="P5" draw:layer="layout" svg:width="1cm" svg:height="0.664cm" svg:x="10cm" svg:y="6.354cm">
          <text:p text:style-name="P5"><text:span text:style-name="T3">CR4</text:span></text:p>
        </draw:rect>
        <draw:line draw:style-name="gr2" draw:text-style-name="P1" draw:layer="layout" svg:x1="11cm" svg:y1="6cm" svg:x2="12.1cm" svg:y2="5.5cm">
          <text:p/>
        </draw:line>
        <draw:line draw:style-name="gr2" draw:text-style-name="P1" draw:layer="layout" svg:x1="11cm" svg:y1="6.5cm" svg:x2="12cm" svg:y2="7cm">
          <text:p/>
        </draw:line>
        <draw:line draw:style-name="gr2" draw:text-style-name="P1" draw:layer="layout" svg:x1="9.6cm" svg:y1="7.8cm" svg:x2="12.1cm" svg:y2="7.8cm">
          <text:p/>
        </draw:line>
        <draw:line draw:style-name="gr2" draw:text-style-name="P1" draw:layer="layout" svg:x1="9.6cm" svg:y1="4.6cm" svg:x2="18.5cm" svg:y2="4.6cm">
          <text:p/>
        </draw:line>
        <draw:line draw:style-name="gr2" draw:text-style-name="P1" draw:layer="layout" svg:x1="15.6cm" svg:y1="5.7cm" svg:x2="18.5cm" svg:y2="5.7cm">
          <text:p/>
        </draw:line>
        <draw:line draw:style-name="gr2" draw:text-style-name="P1" draw:layer="layout" svg:x1="15.6cm" svg:y1="8.1cm" svg:x2="18.5cm" svg:y2="8.1cm">
          <text:p/>
        </draw:line>
        <draw:line draw:style-name="gr2" draw:text-style-name="P1" draw:layer="layout" svg:x1="13cm" svg:y1="5.9cm" svg:x2="13cm" svg:y2="6.9cm">
          <text:p/>
        </draw:line>
        <draw:custom-shape draw:style-name="gr3" draw:text-style-name="P2" draw:layer="layout" svg:width="5.9cm" svg:height="1cm" svg:x="12.9cm" svg:y="1.5cm">
          <text:p text:style-name="P1"><text:span text:style-name="T1">Exception: page-fault</text:span></text:p>
          <draw:enhanced-geometry svg:viewBox="0 0 21600 21600" draw:path-stretchpoint-x="10800" draw:path-stretchpoint-y="10800" draw:text-areas="?f3 ?f4 ?f5 ?f6" draw:type="round-rectangle" draw:modifiers="10465.5344655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" draw:text-style-name="P1" draw:layer="layout" svg:width="0.649cm" svg:height="2.499cm" svg:x="15.6cm" svg:y="2.5cm" svg:viewBox="0 0 650 2500" draw:points="0,2500 650,2500 650,0">
          <text:p/>
        </draw:polyline>
        <draw:line draw:style-name="gr2" draw:text-style-name="P1" draw:layer="layout" svg:x1="6.6cm" svg:y1="3.6cm" svg:x2="8.1cm" svg:y2="3.6cm">
          <text:p/>
        </draw:line>
        <draw:polyline draw:style-name="gr5" draw:text-style-name="P1" draw:layer="layout" svg:width="1.399cm" svg:height="4.499cm" svg:x="15.6cm" svg:y="2.5cm" svg:viewBox="0 0 1400 4500" draw:points="0,4500 1400,4500 1400,0">
          <text:p/>
        </draw:polyline>
        <draw:frame draw:style-name="gr4" draw:text-style-name="P3" draw:layer="layout" svg:width="2.437cm" svg:height="0.64cm" svg:x="1.622cm" svg:y="1.96cm">
          <draw:text-box>
            <text:p><text:span text:style-name="T2">SS[15:2] = 0</text:span></text:p>
          </draw:text-box>
        </draw:frame>
        <draw:frame draw:style-name="gr4" draw:text-style-name="P3" draw:layer="layout" svg:width="1.353cm" svg:height="0.64cm" svg:x="9.422cm" svg:y="3.96cm">
          <draw:text-box>
            <text:p><text:span text:style-name="T2">[11:0]</text:span></text:p>
          </draw:text-box>
        </draw:frame>
        <draw:frame draw:style-name="gr4" draw:text-style-name="P3" draw:layer="layout" svg:width="1.573cm" svg:height="0.64cm" svg:x="9.423cm" svg:y="4.66cm">
          <draw:text-box>
            <text:p><text:span text:style-name="T2">[31:12]</text:span></text:p>
          </draw:text-box>
        </draw:frame>
        <draw:frame draw:style-name="gr4" draw:text-style-name="P3" draw:layer="layout" svg:width="1.573cm" svg:height="0.64cm" svg:x="9.424cm" svg:y="7.26cm">
          <draw:text-box>
            <text:p><text:span text:style-name="T2">[31:12]</text:span></text:p>
          </draw:text-box>
        </draw:frame>
        <draw:frame draw:style-name="gr4" draw:text-style-name="P3" draw:layer="layout" svg:width="1.717cm" svg:height="0.64cm" svg:x="6.423cm" svg:y="2.96cm">
          <draw:text-box>
            <text:p><text:span text:style-name="T2">hit[N=0]</text:span></text:p>
          </draw:text-box>
        </draw:frame>
        <draw:frame draw:style-name="gr4" draw:text-style-name="P3" draw:layer="layout" svg:width="1.717cm" svg:height="0.64cm" svg:x="6.424cm" svg:y="3.96cm">
          <draw:text-box>
            <text:p><text:span text:style-name="T2">hit[N=1]</text:span></text:p>
          </draw:text-box>
        </draw:frame>
        <draw:frame draw:style-name="gr4" draw:text-style-name="P3" draw:layer="layout" svg:width="1.234cm" svg:height="0.64cm" svg:x="13.083cm" svg:y="6.1cm">
          <draw:text-box>
            <text:p><text:span text:style-name="T2">miss</text:span></text:p>
          </draw:text-box>
        </draw:frame>
        <draw:frame draw:style-name="gr4" draw:text-style-name="P3" draw:layer="layout" svg:width="1.696cm" svg:height="0.64cm" svg:x="15.804cm" svg:y="3.7cm">
          <draw:text-box>
            <text:p><text:span text:style-name="T2">hit[P=0]</text:span></text:p>
          </draw:text-box>
        </draw:frame>
        <draw:frame draw:style-name="gr4" draw:text-style-name="P3" draw:layer="layout" svg:width="1.696cm" svg:height="0.64cm" svg:x="15.404cm" svg:y="5.2cm">
          <draw:text-box>
            <text:p><text:span text:style-name="T2">hit[P=1]</text:span></text:p>
          </draw:text-box>
        </draw:frame>
        <draw:frame draw:style-name="gr4" draw:text-style-name="P3" draw:layer="layout" svg:width="1.696cm" svg:height="0.64cm" svg:x="15.404cm" svg:y="7.6cm">
          <draw:text-box>
            <text:p><text:span text:style-name="T2">hit[P=1]</text:span></text:p>
          </draw:text-box>
        </draw:frame>
        <draw:frame draw:style-name="gr4" draw:text-style-name="P3" draw:layer="layout" svg:width="1.353cm" svg:height="0.64cm" svg:x="17.223cm" svg:y="4.66cm">
          <draw:text-box>
            <text:p><text:span text:style-name="T2">[11:0]</text:span></text:p>
          </draw:text-box>
        </draw:frame>
        <draw:frame draw:style-name="gr4" draw:text-style-name="P3" draw:layer="layout" svg:width="1.573cm" svg:height="0.64cm" svg:x="17.027cm" svg:y="5.86cm">
          <draw:text-box>
            <text:p><text:span text:style-name="T2">[31:12]</text:span></text:p>
          </draw:text-box>
        </draw:frame>
        <draw:frame draw:style-name="gr4" draw:text-style-name="P3" draw:layer="layout" svg:width="1.573cm" svg:height="0.64cm" svg:x="17.028cm" svg:y="8.16cm">
          <draw:text-box>
            <text:p><text:span text:style-name="T2">[31:12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09T11:39:22.65</meta:creation-date>
    <dc:date>2010-03-10T18:08:52.28</dc:date>
    <dc:creator>Ivan Ivanov</dc:creator>
    <meta:editing-duration>PT05H12M40S</meta:editing-duration>
    <meta:editing-cycles>30</meta:editing-cycles>
    <meta:generator>OpenOffice.org/3.0$Win32 OpenOffice.org_project/300m9$Build-9358</meta:generator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